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11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3333" fo:font-size="22pt" fo:font-style="italic" style:font-size-asian="22pt" style:font-style-asian="italic" style:font-size-complex="22pt" style:font-style-complex="italic"/>
    </style:style>
    <style:style style:name="P4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6" style:family="paragraph">
      <style:text-properties fo:color="#00cc00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ff3333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color="#333333" fo:font-weight="bold" style:font-weight-asian="bold" style:font-weight-complex="bold"/>
    </style:style>
    <style:style style:name="T1" style:family="text">
      <style:text-properties fo:color="#ff3333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ff3333" style:font-name="Liberation Sans" fo:font-size="22pt" fo:font-style="italic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/>
    </style:style>
    <style:style style:name="T3" style:family="text">
      <style:text-properties fo:color="#00cc00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ff3333" fo:font-size="26pt" fo:text-shadow="none" fo:font-weight="bold" style:font-size-asian="26pt" style:font-weight-asian="bold" style:font-size-complex="26pt" style:font-weight-complex="bold"/>
    </style:style>
    <style:style style:name="T5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333333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3.2cm" svg:x2="8.9cm" svg:y2="20.7cm">
          <text:p/>
        </draw:line>
        <draw:line draw:style-name="gr1" draw:text-style-name="P1" draw:layer="layout" svg:x1="13.9cm" svg:y1="3.4cm" svg:x2="8.9cm" svg:y2="20.7cm">
          <text:p/>
        </draw:line>
        <draw:custom-shape draw:style-name="gr2" draw:text-style-name="P1" draw:layer="layout" svg:width="9.2cm" svg:height="0.3cm" draw:transform="skewX (0.00331612557878923) rotate (0.00209439510239319) translate (4.401cm 4.3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cm" svg:y1="5.6cm" svg:x2="20cm" svg:y2="5.6cm">
          <text:p/>
        </draw:line>
        <draw:line draw:style-name="gr3" draw:text-style-name="P1" draw:layer="layout" svg:x1="9cm" svg:y1="6.45cm" svg:x2="9cm" svg:y2="1.25cm">
          <text:p/>
        </draw:line>
        <draw:frame draw:style-name="gr4" draw:text-style-name="P3" draw:layer="layout" svg:width="6.8cm" svg:height="1.2cm" svg:x="13cm" svg:y="5.5cm">
          <draw:text-box>
            <text:p text:style-name="P2"><text:span text:style-name="T1">Side view, i' ~ 90°</text:span></text:p>
          </draw:text-box>
        </draw:frame>
        <draw:frame draw:style-name="gr5" draw:text-style-name="P5" draw:layer="layout" svg:width="8cm" svg:height="1.119cm" svg:x="8.8cm" svg:y="1.881cm">
          <draw:text-box>
            <text:p text:style-name="P4"><text:span text:style-name="T2">On-axis view, i' ~ 0</text:span></text:p>
          </draw:text-box>
        </draw:frame>
        <draw:frame draw:style-name="gr6" draw:text-style-name="P6" draw:layer="layout" svg:width="4cm" svg:height="1.119cm" svg:x="7.2cm" svg:y="7.6cm">
          <draw:text-box>
            <text:p><text:span text:style-name="T3">Tangled B</text:span></text:p>
          </draw:text-box>
        </draw:frame>
        <draw:line draw:style-name="gr3" draw:text-style-name="P1" draw:layer="layout" svg:x1="8.9cm" svg:y1="18.5cm" svg:x2="8.9cm" svg:y2="13.504cm">
          <text:p/>
        </draw:line>
        <draw:frame draw:style-name="gr7" draw:text-style-name="P6" draw:layer="layout" svg:width="14.4cm" svg:height="1.15cm" svg:x="3.6cm" svg:y="15.35cm">
          <draw:text-box>
            <text:p><text:span text:style-name="T3">Bulk motion of electrons along h' axis</text:span></text:p>
          </draw:text-box>
        </draw:frame>
        <draw:frame draw:style-name="gr8" draw:text-style-name="P7" draw:layer="layout" svg:width="6cm" svg:height="1.4cm" svg:x="10.2cm" svg:y="18.2cm">
          <draw:text-box>
            <text:p><text:span text:style-name="T4">(i) Side view</text:span></text:p>
          </draw:text-box>
        </draw:frame>
        <draw:custom-shape draw:style-name="gr9" draw:text-style-name="P1" draw:layer="layout" svg:width="5.8cm" svg:height="5.9cm" svg:x="6.7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5.5cm" svg:height="2.7cm" svg:x="7.1cm" svg:y="24.1cm">
          <draw:text-box>
            <text:p><text:span text:style-name="T5">(ii) On-axis <text:s text:c="7"/>view</text:span></text:p>
          </draw:text-box>
        </draw:frame>
        <draw:frame draw:style-name="gr11" draw:text-style-name="P9" draw:layer="layout" svg:width="9.7cm" svg:height="2.5cm" svg:x="4.7cm" svg:y="8.7cm">
          <draw:text-box>
            <text:p><text:span text:style-name="T6">= Perturbative gyration</text:span></text:p>
            <text:p><text:span text:style-name="T6">= Synchrotron radi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0:55:59.314989279</meta:creation-date>
    <dc:date>2016-06-15T17:23:16.542575643</dc:date>
    <meta:editing-duration>PT28M20S</meta:editing-duration>
    <meta:editing-cycles>84</meta:editing-cycles>
    <meta:generator>LibreOffice/4.2.8.2$Linux_X86_64 LibreOffice_project/420m0$Build-2</meta:generator>
    <meta:document-statistic meta:object-count="14"/>
  </office:meta>
</office:document-meta>
</file>